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情報によれば、この辺りに死神たちの
集落があるとい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運良く話の通じる相手が見つかれば
い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願わくば、特に強力な“3体持ち”を
雇うことができ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形勢を、一気にひっくり返す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2体持ち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気配を読み取らせずに、ここまで接近
するとは、お見事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は・・・死神・・・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私の名はヴィスティ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死神の協力を得るためにここ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・・・4体持ち・・・だとっ！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聞いたことが無いぞ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にか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の力を貸していただきたいの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報酬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ごはん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...Eh? 
</text:p>
          </table:table-cell>
          <table:table-cell table:style-name="ce0" office:value-type="string">
            <text:p>...Eh?</text:p>
          </table:table-cell>
          <table:table-cell table:number-columns-repeated="1019"/>
        </table:table-row>
        <table:table-row>
          <table:table-cell table:style-name="ce0" office:value-type="string">
            <text:p>・・・ごはん・・・・・・くれるなら・・・・・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ついてく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・・・ごはん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カレーで・・・よろしい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